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tivity_State</text:p>
          </table:table-cell>
          <table:table-cell office:value-type="string" calcext:value-type="string">
            <text:p>Help_State</text:p>
          </table:table-cell>
          <table:table-cell office:value-type="string" calcext:value-type="string">
            <text:p>Card_State</text:p>
          </table:table-cell>
          <table:table-cell office:value-type="string" calcext:value-type="string">
            <text:p>Robot_Stat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orrectly Mark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REMOVEMARK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orrectly Mark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ARKNUMBER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orrectly Mark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REMOVEMARK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does not need help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orrectly Mark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REMOVEMARK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Numbers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ARK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ngo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CELEBRAT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orrectly Mark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REMOVEMARK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Numbers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ARK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OVE_TO_FRONT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CALL NUMBER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Detected</text:p>
          </table:table-cell>
          <table:table-cell office:value-type="string" calcext:value-type="string">
            <text:p>At front of room</text:p>
          </table:table-cell>
          <table:table-cell office:value-type="string" calcext:value-type="string">
            <text:p>MOVE_TO_HELP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Numbers</text:p>
          </table:table-cell>
          <table:table-cell office:value-type="string" calcext:value-type="string">
            <text:p>At player that needs help</text:p>
          </table:table-cell>
          <table:table-cell office:value-type="string" calcext:value-type="string">
            <text:p>MARK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16:05:57.478286648</dc:date>
    <meta:document-statistic meta:table-count="1" meta:cell-count="735" meta:object-count="0"/>
    <meta:generator>LibreOffice/4.2.8.2$Linux_X86_64 LibreOffice_project/420m0$Build-2</meta:generator>
  </office:meta>
</office:document-meta>
</file>